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285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0.9674in"/>
    </style:style>
    <style:style style:name="Table1.C" style:family="table-column">
      <style:table-column-properties style:column-width="3.0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069in" table:align="left"/>
    </style:style>
    <style:style style:name="Table2.A" style:family="table-column">
      <style:table-column-properties style:column-width="0.8243in"/>
    </style:style>
    <style:style style:name="Table2.B" style:family="table-column">
      <style:table-column-properties style:column-width="0.9674in"/>
    </style:style>
    <style:style style:name="Table2.C" style:family="table-column">
      <style:table-column-properties style:column-width="0.9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0403in" table:align="left"/>
    </style:style>
    <style:style style:name="Table3.A" style:family="table-column">
      <style:table-column-properties style:column-width="0.8243in"/>
    </style:style>
    <style:style style:name="Table3.B" style:family="table-column">
      <style:table-column-properties style:column-width="0.9674in"/>
    </style:style>
    <style:style style:name="Table3.C" style:family="table-column">
      <style:table-column-properties style:column-width="1.2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861in" table:align="left"/>
    </style:style>
    <style:style style:name="Table4.A" style:family="table-column">
      <style:table-column-properties style:column-width="0.9639in"/>
    </style:style>
    <style:style style:name="Table4.B" style:family="table-column">
      <style:table-column-properties style:column-width="0.734in"/>
    </style:style>
    <style:style style:name="Table4.C" style:family="table-column">
      <style:table-column-properties style:column-width="3.688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5451in" table:align="left"/>
    </style:style>
    <style:style style:name="Table5.A" style:family="table-column">
      <style:table-column-properties style:column-width="0.8063in"/>
    </style:style>
    <style:style style:name="Table5.B" style:family="table-column">
      <style:table-column-properties style:column-width="0.9167in"/>
    </style:style>
    <style:style style:name="Table5.C" style:family="table-column">
      <style:table-column-properties style:column-width="1.822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7625in" table:align="left"/>
    </style:style>
    <style:style style:name="Table6.A" style:family="table-column">
      <style:table-column-properties style:column-width="0.6215in"/>
    </style:style>
    <style:style style:name="Table6.B" style:family="table-column">
      <style:table-column-properties style:column-width="0.75in"/>
    </style:style>
    <style:style style:name="Table6.C" style:family="table-column">
      <style:table-column-properties style:column-width="2.391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9">
      <style:text-properties officeooo:rsid="001fbad2" officeooo:paragraph-rsid="001fbad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oftware Requirements Specification (SRS)</text:span></text:h>
      <text:h text:style-name="Heading_20_3" text:outline-level="3">For Marketplace MVP Application</text:h>
      <text:p text:style-name="Text_20_body"><text:span text:style-name="Strong_20_Emphasis">Technologies</text:span>: Django REST Framework (Backend), React.js (Frontend), PostgreSQL/MySQL (Database), MUI (UI Library)</text:p>
      <text:p text:style-name="Horizontal_20_Line"/>
      <text:h text:style-name="Heading_20_2" text:outline-level="2">1. Introduction</text:h>
      <text:h text:style-name="Heading_20_3" text:outline-level="3">1.1 Purpose</text:h>
      <text:p text:style-name="Text_20_body">The purpose of this SRS is to define the requirements for a <text:span text:style-name="Strong_20_Emphasis">Marketplace MVP application</text:span> that enables <text:span text:style-name="Strong_20_Emphasis">users to buy and sell products through stores</text:span>, manage orders, and handle <text:span text:style-name="Strong_20_Emphasis">user and staff management</text:span>.<text:line-break/>The system will be built using <text:span text:style-name="Strong_20_Emphasis">DRF</text:span> for backend APIs and <text:span text:style-name="Strong_20_Emphasis">React.js</text:span> for the frontend. This MVP is designed to <text:span text:style-name="Strong_20_Emphasis">launch quickly</text:span> with essential marketplace functionalities, while keeping the architecture flexible for future scaling and multi-language support.</text:p>
      <text:h text:style-name="Heading_20_3" text:outline-level="3">1.2 Scope</text:h>
      <text:p text:style-name="Text_20_body">The Marketplace MVP will provide:</text:p>
      <text:list text:style-name="L1">
        <text:list-item>
          <text:p text:style-name="P2"><text:span text:style-name="Strong_20_Emphasis">Users</text:span>: Registration, authentication, profile management.</text:p>
        </text:list-item>
        <text:list-item>
          <text:p text:style-name="P2"><text:span text:style-name="Strong_20_Emphasis">Stores</text:span>: Store creation and management.</text:p>
        </text:list-item>
        <text:list-item>
          <text:p text:style-name="P2"><text:span text:style-name="Strong_20_Emphasis">Products</text:span>: CRUD operations, categorization, stock management.</text:p>
        </text:list-item>
        <text:list-item>
          <text:p text:style-name="P2"><text:span text:style-name="Strong_20_Emphasis">Orders</text:span>: Cart, checkout, payment placeholder, order tracking.</text:p>
        </text:list-item>
        <text:list-item>
          <text:p text:style-name="P2"><text:span text:style-name="Strong_20_Emphasis">Store Staff</text:span>: Role-based permissions for managing store operations.</text:p>
        </text:list-item>
        <text:list-item>
          <text:p text:style-name="P2"><text:span text:style-name="Strong_20_Emphasis">Admin Panel</text:span>: Super Admin to oversee the platform (basic).</text:p>
        </text:list-item>
      </text:list>
      <text:p text:style-name="Text_20_body">Future scope (not MVP but must be kept in mind):</text:p>
      <text:list text:style-name="L2">
        <text:list-item>
          <text:p text:style-name="P3">Multi-language support.</text:p>
        </text:list-item>
        <text:list-item>
          <text:p text:style-name="P3">Online payment integration.</text:p>
        </text:list-item>
        <text:list-item>
          <text:p text:style-name="P3">Advanced analytics &amp; reporting.</text:p>
        </text:list-item>
        <text:list-item>
          <text:p text:style-name="P3">Reviews &amp; ratings.</text:p>
        </text:list-item>
      </text:list>
      <text:h text:style-name="Heading_20_3" text:outline-level="3">1.3 Definitions, Acronyms, and Abbreviations</text:h>
      <text:list text:style-name="L3">
        <text:list-item>
          <text:p text:style-name="P4"><text:span text:style-name="Strong_20_Emphasis">MVP</text:span> – Minimum Viable Product</text:p>
        </text:list-item>
        <text:list-item>
          <text:p text:style-name="P4"><text:span text:style-name="Strong_20_Emphasis">DRF</text:span> – Django REST Framework</text:p>
        </text:list-item>
        <text:list-item>
          <text:p text:style-name="P4"><text:span text:style-name="Strong_20_Emphasis">UI</text:span> – User Interface</text:p>
        </text:list-item>
        <text:list-item>
          <text:p text:style-name="P4"><text:span text:style-name="Strong_20_Emphasis">JWT</text:span> – JSON Web Token (authentication)</text:p>
        </text:list-item>
      </text:list>
      <text:p text:style-name="Horizontal_20_Line"><text:soft-page-break/></text:p>
      <text:h text:style-name="Heading_20_2" text:outline-level="2">2. Overall Description</text:h>
      <text:h text:style-name="Heading_20_3" text:outline-level="3">2.1 Product Perspective</text:h>
      <text:p text:style-name="Text_20_body">The marketplace will be a <text:span text:style-name="Strong_20_Emphasis">multi-store platform</text:span>:</text:p>
      <text:list text:style-name="L4">
        <text:list-item>
          <text:p text:style-name="P5">Each store can list products.</text:p>
        </text:list-item>
        <text:list-item>
          <text:p text:style-name="P5">Customers can browse products across all stores.</text:p>
        </text:list-item>
        <text:list-item>
          <text:p text:style-name="P5">Orders can include multiple products from the same or different stores.</text:p>
        </text:list-item>
        <text:list-item>
          <text:p text:style-name="P5">Store staff can manage products and orders within their store.</text:p>
        </text:list-item>
        <text:list-item>
          <text:p text:style-name="P5">Admin oversees all stores, users, and transactions.</text:p>
        </text:list-item>
      </text:list>
      <text:h text:style-name="Heading_20_3" text:outline-level="3">2.2 User Classes and Characteristics</text:h>
      <text:list text:style-name="L5">
        <text:list-item>
          <text:p text:style-name="P6"><text:span text:style-name="Strong_20_Emphasis">Super Admin</text:span>: Full access (users, stores, products, orders).</text:p>
        </text:list-item>
        <text:list-item>
          <text:p text:style-name="P6"><text:span text:style-name="Strong_20_Emphasis">Store Owner</text:span>: Creates and manages their store(s), assigns staff.</text:p>
        </text:list-item>
        <text:list-item>
          <text:p text:style-name="P6"><text:span text:style-name="Strong_20_Emphasis">Store Staff</text:span>: Limited permissions (manage products, orders).</text:p>
        </text:list-item>
        <text:list-item>
          <text:p text:style-name="P6"><text:span text:style-name="Strong_20_Emphasis">Customer</text:span>: Browses, buys products, tracks orders.</text:p>
        </text:list-item>
      </text:list>
      <text:h text:style-name="Heading_20_3" text:outline-level="3">2.3 Operating Environment</text:h>
      <text:list text:style-name="L6">
        <text:list-item>
          <text:p text:style-name="P7"><text:span text:style-name="Strong_20_Emphasis">Backend</text:span>: Django REST Framework (Python 3.12, Django 5.x)</text:p>
        </text:list-item>
        <text:list-item>
          <text:p text:style-name="P7"><text:span text:style-name="Strong_20_Emphasis">Frontend</text:span>: React.js 18 with MUI for UI components</text:p>
        </text:list-item>
        <text:list-item>
          <text:p text:style-name="P7"><text:span text:style-name="Strong_20_Emphasis">Database</text:span>: PostgreSQL (preferred) or MySQL</text:p>
        </text:list-item>
        <text:list-item>
          <text:p text:style-name="P7"><text:span text:style-name="Strong_20_Emphasis">Deployment</text:span>: Ubuntu VPS + Gunicorn/Nginx or Apache</text:p>
        </text:list-item>
        <text:list-item>
          <text:p text:style-name="P7"><text:span text:style-name="Strong_20_Emphasis">Authentication</text:span>: JWT with Refresh Tokens</text:p>
        </text:list-item>
      </text:list>
      <text:p text:style-name="Horizontal_20_Line"/>
      <text:h text:style-name="Heading_20_2" text:outline-level="2">3. Functional Requirements</text:h>
      <text:h text:style-name="Heading_20_3" text:outline-level="3">3.1 User Management</text:h>
      <text:list text:style-name="L7">
        <text:list-item>
          <text:p text:style-name="P8">Register (email, password, full name).</text:p>
        </text:list-item>
        <text:list-item>
          <text:p text:style-name="P8">Login/logout with JWT.</text:p>
        </text:list-item>
        <text:list-item>
          <text:p text:style-name="P8">Profile management (name, contact info, avatar).</text:p>
        </text:list-item>
        <text:list-item>
          <text:p text:style-name="P8">Role-based access control (Admin, Store Owner, Staff, Customer).</text:p>
        </text:list-item>
      </text:list>
      <text:h text:style-name="Heading_20_3" text:outline-level="3">3.2 Store Management</text:h>
      <text:list text:style-name="L8">
        <text:list-item>
          <text:p text:style-name="P9">Create a store (name, description, logo).</text:p>
        </text:list-item>
        <text:list-item>
          <text:p text:style-name="P9"><text:soft-page-break/>Update/Delete store.</text:p>
        </text:list-item>
        <text:list-item>
          <text:p text:style-name="P9">Assign staff to store.</text:p>
        </text:list-item>
        <text:list-item>
          <text:p text:style-name="P9">Store dashboard with sales and order overview.</text:p>
        </text:list-item>
      </text:list>
      <text:h text:style-name="Heading_20_3" text:outline-level="3">3.3 Product Management</text:h>
      <text:list text:style-name="L9">
        <text:list-item>
          <text:p text:style-name="P10">Add/Edit/Delete products (title, description, price, stock, images).</text:p>
        </text:list-item>
        <text:list-item>
          <text:p text:style-name="P30">Bulk edit product price</text:p>
        </text:list-item>
        <text:list-item>
          <text:p text:style-name="P10">Categories &amp; subcategories.</text:p>
        </text:list-item>
        <text:list-item>
          <text:p text:style-name="P10">Stock quantity tracking.</text:p>
        </text:list-item>
        <text:list-item>
          <text:p text:style-name="P10">Visibility toggle (active/inactive).</text:p>
        </text:list-item>
      </text:list>
      <text:h text:style-name="Heading_20_3" text:outline-level="3">3.4 Orders &amp; Checkout</text:h>
      <text:list text:style-name="L10">
        <text:list-item>
          <text:p text:style-name="P11">Add to cart.</text:p>
        </text:list-item>
        <text:list-item>
          <text:p text:style-name="P11">Checkout process (shipping address, delivery method, payment placeholder).</text:p>
        </text:list-item>
        <text:list-item>
          <text:p text:style-name="P11">Order status: Pending → Confirmed → Shipped → Delivered.</text:p>
        </text:list-item>
        <text:list-item>
          <text:p text:style-name="P11">Cancel order (if not shipped).</text:p>
        </text:list-item>
        <text:list-item>
          <text:p text:style-name="P11">Store-specific order management (Store Owners/Staff see only their orders).</text:p>
        </text:list-item>
        <text:list-item>
          <text:p text:style-name="P11">Order history visible to customers.</text:p>
        </text:list-item>
      </text:list>
      <text:h text:style-name="Heading_20_3" text:outline-level="3">3.5 Store Staff Management</text:h>
      <text:list text:style-name="L11">
        <text:list-item>
          <text:p text:style-name="P12">Invite staff by email.</text:p>
        </text:list-item>
        <text:list-item>
          <text:p text:style-name="P12">Assign permissions: product manager, order manager, etc.</text:p>
        </text:list-item>
        <text:list-item>
          <text:p text:style-name="P12">Staff CRUD.</text:p>
        </text:list-item>
      </text:list>
      <text:h text:style-name="Heading_20_3" text:outline-level="3">3.6 Super Admin Features</text:h>
      <text:list text:style-name="L12">
        <text:list-item>
          <text:p text:style-name="P13">Manage all stores and users.</text:p>
        </text:list-item>
        <text:list-item>
          <text:p text:style-name="P13">Suspend/ban users or stores.</text:p>
        </text:list-item>
        <text:list-item>
          <text:p text:style-name="P13">Access reports (sales, orders, active users).</text:p>
        </text:list-item>
      </text:list>
      <text:p text:style-name="Horizontal_20_Line"/>
      <text:h text:style-name="Heading_20_2" text:outline-level="2">4. API Endpoints (Sample)</text:h>
      <text:h text:style-name="Heading_20_3" text:outline-level="3">4.1 Auth &amp; User</text:h>
      <text:list text:style-name="L13">
        <text:list-item>
          <text:p text:style-name="P14"><text:span text:style-name="Source_20_Text">POST /api/auth/register/</text:span> – User registration</text:p>
        </text:list-item>
        <text:list-item>
          <text:p text:style-name="P14"><text:span text:style-name="Source_20_Text">POST /api/auth/login/</text:span> – Login, returns JWT</text:p>
        </text:list-item>
        <text:list-item>
          <text:p text:style-name="P14"><text:span text:style-name="Source_20_Text">GET /api/user/profile/</text:span> – Fetch logged-in user profile</text:p>
        </text:list-item>
        <text:list-item>
          <text:p text:style-name="P14"><text:soft-page-break/><text:span text:style-name="Source_20_Text">PUT /api/user/profile/</text:span> – Update profile</text:p>
        </text:list-item>
      </text:list>
      <text:h text:style-name="Heading_20_3" text:outline-level="3">4.2 Store</text:h>
      <text:list text:style-name="L14">
        <text:list-item>
          <text:p text:style-name="P15"><text:span text:style-name="Source_20_Text">POST /api/stores/</text:span> – Create store</text:p>
        </text:list-item>
        <text:list-item>
          <text:p text:style-name="P15"><text:span text:style-name="Source_20_Text">GET /api/stores/</text:span> – List all stores</text:p>
        </text:list-item>
        <text:list-item>
          <text:p text:style-name="P15"><text:span text:style-name="Source_20_Text">GET /api/stores/{id}/</text:span> – Store details</text:p>
        </text:list-item>
        <text:list-item>
          <text:p text:style-name="P15"><text:span text:style-name="Source_20_Text">PUT /api/stores/{id}/</text:span> – Update store</text:p>
        </text:list-item>
        <text:list-item>
          <text:p text:style-name="P15"><text:span text:style-name="Source_20_Text">DELETE /api/stores/{id}/</text:span> – Delete store</text:p>
        </text:list-item>
      </text:list>
      <text:h text:style-name="Heading_20_3" text:outline-level="3">4.3 Products</text:h>
      <text:list text:style-name="L15">
        <text:list-item>
          <text:p text:style-name="P16"><text:span text:style-name="Source_20_Text">POST /api/stores/{store_id}/products/</text:span> – Create product</text:p>
        </text:list-item>
        <text:list-item>
          <text:p text:style-name="P16"><text:span text:style-name="Source_20_Text">GET /api/products/</text:span> – List products (global search/filter)</text:p>
        </text:list-item>
        <text:list-item>
          <text:p text:style-name="P16"><text:span text:style-name="Source_20_Text">GET /api/products/{id}/</text:span> – Product details</text:p>
        </text:list-item>
        <text:list-item>
          <text:p text:style-name="P16"><text:span text:style-name="Source_20_Text">PUT /api/products/{id}/</text:span> – Update product</text:p>
        </text:list-item>
        <text:list-item>
          <text:p text:style-name="P16"><text:span text:style-name="Source_20_Text">DELETE /api/products/{id}/</text:span> – Delete product</text:p>
        </text:list-item>
      </text:list>
      <text:h text:style-name="Heading_20_3" text:outline-level="3">4.4 Orders</text:h>
      <text:list text:style-name="L16">
        <text:list-item>
          <text:p text:style-name="P17"><text:span text:style-name="Source_20_Text">POST /api/orders/</text:span> – Place order</text:p>
        </text:list-item>
        <text:list-item>
          <text:p text:style-name="P17"><text:span text:style-name="Source_20_Text">GET /api/orders/</text:span> – List user’s orders</text:p>
        </text:list-item>
        <text:list-item>
          <text:p text:style-name="P17"><text:span text:style-name="Source_20_Text">GET /api/orders/{id}/</text:span> – Order details</text:p>
        </text:list-item>
        <text:list-item>
          <text:p text:style-name="P17"><text:span text:style-name="Source_20_Text">PUT /api/orders/{id}/status/</text:span> – Update status (store staff)</text:p>
        </text:list-item>
      </text:list>
      <text:h text:style-name="Heading_20_3" text:outline-level="3">4.5 Staff</text:h>
      <text:list text:style-name="L17">
        <text:list-item>
          <text:p text:style-name="P18"><text:span text:style-name="Source_20_Text">POST /api/stores/{store_id}/staff/</text:span> – Add staff</text:p>
        </text:list-item>
        <text:list-item>
          <text:p text:style-name="P18"><text:span text:style-name="Source_20_Text">GET /api/stores/{store_id}/staff/</text:span> – List staff</text:p>
        </text:list-item>
        <text:list-item>
          <text:p text:style-name="P18"><text:span text:style-name="Source_20_Text">DELETE /api/staff/{id}/</text:span> – Remove staff</text:p>
        </text:list-item>
      </text:list>
      <text:p text:style-name="Horizontal_20_Line"/>
      <text:h text:style-name="Heading_20_2" text:outline-level="2">5. Database Schema (MVP Version)</text:h>
      <text:h text:style-name="Heading_20_3" text:outline-level="3">5.1 Use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PK</text:p>
          </table:table-cell>
          <table:table-cell table:style-name="Table1.A1" office:value-type="string">
            <text:p text:style-name="Table_20_Contents">Unique user ID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Unique, login field</text:p>
          </table:table-cell>
        </table:table-row>
        <table:table-row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Hashed</text:p>
          </table:table-cell>
        </table:table-row>
        <table:table-row>
          <table:table-cell table:style-name="Table1.A1" office:value-type="string">
            <text:p text:style-name="Table_20_Contents">full_nam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Table_20_Contents">role</text:p>
          </table:table-cell>
          <table:table-cell table:style-name="Table1.A1" office:value-type="string">
            <text:p text:style-name="Table_20_Contents">Enum</text:p>
          </table:table-cell>
          <table:table-cell table:style-name="Table1.A1" office:value-type="string">
            <text:p text:style-name="Table_20_Contents">[SuperAdmin, StoreOwner, Staff, Customer]</text:p>
          </table:table-cell>
        </table:table-row>
        <table:table-row>
          <table:table-cell table:style-name="Table1.A1" office:value-type="string">
            <text:p text:style-name="Table_20_Contents">avatar</text:p>
          </table:table-cell>
          <table:table-cell table:style-name="Table1.A1" office:value-type="string">
            <text:p text:style-name="Table_20_Contents">String (URL)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created_at</text:p>
          </table:table-cell>
          <table:table-cell table:style-name="Table1.A1" office:value-type="string">
            <text:p text:style-name="Table_20_Contents">DateTime</text:p>
          </table:table-cell>
          <table:table-cell table:style-name="Table1.A1" office:value-type="string">
            <text:p text:style-name="P1"/>
          </table:table-cell>
        </table:table-row>
      </table:table>
      <text:h text:style-name="Heading_20_3" text:outline-level="3">5.2 Stor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PK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owner_id</text:p>
          </table:table-cell>
          <table:table-cell table:style-name="Table2.A1" office:value-type="string">
            <text:p text:style-name="Table_20_Contents">FK(User)</text:p>
          </table:table-cell>
          <table:table-cell table:style-name="Table2.A1" office:value-type="string">
            <text:p text:style-name="Table_20_Contents">Store owner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logo</text:p>
          </table:table-cell>
          <table:table-cell table:style-name="Table2.A1" office:value-type="string">
            <text:p text:style-name="Table_20_Contents">String (URL)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P1"/>
          </table:table-cell>
        </table:table-row>
      </table:table>
      <text:h text:style-name="Heading_20_3" text:outline-level="3">5.3 Produc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PK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store_id</text:p>
          </table:table-cell>
          <table:table-cell table:style-name="Table3.A1" office:value-type="string">
            <text:p text:style-name="Table_20_Contents">FK(Store)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description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price</text:p>
          </table:table-cell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stock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String (URL)</text:p>
          </table:table-cell>
          <table:table-cell table:style-name="Table3.A1" office:value-type="string">
            <text:p text:style-name="Table_20_Contents">Multiple allowed</text:p>
          </table:table-cell>
        </table:table-row>
        <table:table-row>
          <table:table-cell table:style-name="Table3.A1" office:value-type="string">
            <text:p text:style-name="Table_20_Contents">is_active</text:p>
          </table:table-cell>
          <table:table-cell table:style-name="Table3.A1" office:value-type="string">
            <text:p text:style-name="Table_20_Contents">Boolean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created_at</text:p>
          </table:table-cell>
          <table:table-cell table:style-name="Table3.A1" office:value-type="string">
            <text:p text:style-name="Table_20_Contents">DateTime</text:p>
          </table:table-cell>
          <table:table-cell table:style-name="Table3.A1" office:value-type="string">
            <text:p text:style-name="P1"/>
          </table:table-cell>
        </table:table-row>
      </table:table>
      <text:h text:style-name="Heading_20_3" text:outline-level="3">5.4 Order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PK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Table_20_Contents">user_id</text:p>
          </table:table-cell>
          <table:table-cell table:style-name="Table4.A1" office:value-type="string">
            <text:p text:style-name="Table_20_Contents">FK(User)</text:p>
          </table:table-cell>
          <table:table-cell table:style-name="Table4.A1" office:value-type="string">
            <text:p text:style-name="Table_20_Contents">Customer</text:p>
          </table:table-cell>
        </table:table-row>
        <table:table-row>
          <table:table-cell table:style-name="Table4.A1" office:value-type="string">
            <text:p text:style-name="Table_20_Contents">status</text:p>
          </table:table-cell>
          <table:table-cell table:style-name="Table4.A1" office:value-type="string">
            <text:p text:style-name="Table_20_Contents">Enum</text:p>
          </table:table-cell>
          <table:table-cell table:style-name="Table4.A1" office:value-type="string">
            <text:p text:style-name="Table_20_Contents">[Pending, Confirmed, Shipped, Delivered, Cancelled]</text:p>
          </table:table-cell>
        </table:table-row>
        <table:table-row>
          <table:table-cell table:style-name="Table4.A1" office:value-type="string">
            <text:p text:style-name="Table_20_Contents">total_amount</text:p>
          </table:table-cell>
          <table:table-cell table:style-name="Table4.A1" office:value-type="string">
            <text:p text:style-name="Table_20_Contents">Decimal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Table_20_Contents">created_at</text:p>
          </table:table-cell>
          <table:table-cell table:style-name="Table4.A1" office:value-type="string">
            <text:p text:style-name="Table_20_Contents">DateTime</text:p>
          </table:table-cell>
          <table:table-cell table:style-name="Table4.A1" office:value-type="string">
            <text:p text:style-name="P1"/>
          </table:table-cell>
        </table:table-row>
      </table:table>
      <text:h text:style-name="Heading_20_3" text:outline-level="3">5.5 Order Item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PK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order_id</text:p>
          </table:table-cell>
          <table:table-cell table:style-name="Table5.A1" office:value-type="string">
            <text:p text:style-name="Table_20_Contents">FK(Order)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product_id</text:p>
          </table:table-cell>
          <table:table-cell table:style-name="Table5.A1" office:value-type="string">
            <text:p text:style-name="Table_20_Contents">FK(Product)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quantity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price</text:p>
          </table:table-cell>
          <table:table-cell table:style-name="Table5.A1" office:value-type="string">
            <text:p text:style-name="Table_20_Contents">Decimal</text:p>
          </table:table-cell>
          <table:table-cell table:style-name="Table5.A1" office:value-type="string">
            <text:p text:style-name="Table_20_Contents">Snapshot of product price</text:p>
          </table:table-cell>
        </table:table-row>
      </table:table>
      <text:h text:style-name="Heading_20_3" text:outline-level="3">5.6 Staff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Field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Notes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PK</text:p>
          </table:table-cell>
          <table:table-cell table:style-name="Table6.A1" office:value-type="string">
            <text:p text:style-name="P1"/>
          </table:table-cell>
        </table:table-row>
        <text:soft-page-break/>
        <table:table-row>
          <table:table-cell table:style-name="Table6.A1" office:value-type="string">
            <text:p text:style-name="Table_20_Contents">user_id</text:p>
          </table:table-cell>
          <table:table-cell table:style-name="Table6.A1" office:value-type="string">
            <text:p text:style-name="Table_20_Contents">FK(User)</text:p>
          </table:table-cell>
          <table:table-cell table:style-name="Table6.A1" office:value-type="string">
            <text:p text:style-name="P1"/>
          </table:table-cell>
        </table:table-row>
        <table:table-row>
          <table:table-cell table:style-name="Table6.A1" office:value-type="string">
            <text:p text:style-name="Table_20_Contents">store_id</text:p>
          </table:table-cell>
          <table:table-cell table:style-name="Table6.A1" office:value-type="string">
            <text:p text:style-name="Table_20_Contents">FK(Store)</text:p>
          </table:table-cell>
          <table:table-cell table:style-name="Table6.A1" office:value-type="string">
            <text:p text:style-name="P1"/>
          </table:table-cell>
        </table:table-row>
        <table:table-row>
          <table:table-cell table:style-name="Table6.A1" office:value-type="string">
            <text:p text:style-name="Table_20_Contents">role</text:p>
          </table:table-cell>
          <table:table-cell table:style-name="Table6.A1" office:value-type="string">
            <text:p text:style-name="Table_20_Contents">Enum</text:p>
          </table:table-cell>
          <table:table-cell table:style-name="Table6.A1" office:value-type="string">
            <text:p text:style-name="Table_20_Contents">[ProductManager, OrderManager]</text:p>
          </table:table-cell>
        </table:table-row>
      </table:table>
      <text:p text:style-name="Horizontal_20_Line"/>
      <text:h text:style-name="Heading_20_2" text:outline-level="2">6. User Stories</text:h>
      <text:h text:style-name="Heading_20_3" text:outline-level="3">6.1 Authentication &amp; User</text:h>
      <text:list text:style-name="L18">
        <text:list-item>
          <text:p text:style-name="P19">As a <text:span text:style-name="Strong_20_Emphasis">Customer</text:span>, I want to register and log in so I can browse and buy products.</text:p>
        </text:list-item>
        <text:list-item>
          <text:p text:style-name="P19">As a <text:span text:style-name="Strong_20_Emphasis">Store Owner</text:span>, I want to create my account so I can set up my store.</text:p>
        </text:list-item>
        <text:list-item>
          <text:p text:style-name="P19">As a <text:span text:style-name="Strong_20_Emphasis">Super Admin</text:span>, I want to suspend accounts so I can manage security.</text:p>
        </text:list-item>
      </text:list>
      <text:h text:style-name="Heading_20_3" text:outline-level="3">6.2 Stores</text:h>
      <text:list text:style-name="L19">
        <text:list-item>
          <text:p text:style-name="P20">As a <text:span text:style-name="Strong_20_Emphasis">Store Owner</text:span>, I want to create and edit my store so I can sell products.</text:p>
        </text:list-item>
        <text:list-item>
          <text:p text:style-name="P20">As a <text:span text:style-name="Strong_20_Emphasis">Customer</text:span>, I want to see store details so I can trust the seller.</text:p>
        </text:list-item>
      </text:list>
      <text:h text:style-name="Heading_20_3" text:outline-level="3">6.3 Products</text:h>
      <text:list text:style-name="L20">
        <text:list-item>
          <text:p text:style-name="P21">As a <text:span text:style-name="Strong_20_Emphasis">Store Staff</text:span>, I want to add/edit products so I can keep my store updated.</text:p>
        </text:list-item>
        <text:list-item>
          <text:p text:style-name="P21">As a <text:span text:style-name="Strong_20_Emphasis">Customer</text:span>, I want to filter products by category so I can find what I need.</text:p>
        </text:list-item>
        <text:list-item>
          <text:p text:style-name="P21">As a <text:span text:style-name="Strong_20_Emphasis">Customer</text:span>, I want to see product stock so I know if it’s available.</text:p>
        </text:list-item>
      </text:list>
      <text:h text:style-name="Heading_20_3" text:outline-level="3">6.4 Orders</text:h>
      <text:list text:style-name="L21">
        <text:list-item>
          <text:p text:style-name="P22">As a <text:span text:style-name="Strong_20_Emphasis">Customer</text:span>, I want to add products to my cart so I can buy multiple items.</text:p>
        </text:list-item>
        <text:list-item>
          <text:p text:style-name="P22">As a <text:span text:style-name="Strong_20_Emphasis">Customer</text:span>, I want to track my order status so I know when it will arrive.</text:p>
        </text:list-item>
        <text:list-item>
          <text:p text:style-name="P22">As a <text:span text:style-name="Strong_20_Emphasis">Store Staff</text:span>, I want to update order status so customers are informed.</text:p>
        </text:list-item>
      </text:list>
      <text:h text:style-name="Heading_20_3" text:outline-level="3">6.5 Staff</text:h>
      <text:list text:style-name="L22">
        <text:list-item>
          <text:p text:style-name="P23">As a <text:span text:style-name="Strong_20_Emphasis">Store Owner</text:span>, I want to invite staff so they can help me manage the store.</text:p>
        </text:list-item>
        <text:list-item>
          <text:p text:style-name="P23">As a <text:span text:style-name="Strong_20_Emphasis">Store Staff</text:span>, I want limited permissions so I only handle what I’m responsible for.</text:p>
        </text:list-item>
      </text:list>
      <text:p text:style-name="Horizontal_20_Line"/>
      <text:h text:style-name="Heading_20_2" text:outline-level="2">7. Non-Functional Requirements</text:h>
      <text:h text:style-name="Heading_20_3" text:outline-level="3">7.1 Performance</text:h>
      <text:list text:style-name="L23">
        <text:list-item>
          <text:p text:style-name="P24">Must handle 1,000 concurrent users in MVP.</text:p>
        </text:list-item>
        <text:list-item>
          <text:p text:style-name="P24">Response time &lt; 1s for product listing and order placement.</text:p>
        </text:list-item>
      </text:list>
      <text:h text:style-name="Heading_20_3" text:outline-level="3"><text:soft-page-break/>7.2 Security</text:h>
      <text:list text:style-name="L24">
        <text:list-item>
          <text:p text:style-name="P25">JWT-based authentication.</text:p>
        </text:list-item>
        <text:list-item>
          <text:p text:style-name="P25">Passwords hashed (bcrypt).</text:p>
        </text:list-item>
        <text:list-item>
          <text:p text:style-name="P25">Role-based permission system.</text:p>
        </text:list-item>
      </text:list>
      <text:h text:style-name="Heading_20_3" text:outline-level="3">7.3 Scalability</text:h>
      <text:list text:style-name="L25">
        <text:list-item>
          <text:p text:style-name="P26">Microservice-ready APIs.</text:p>
        </text:list-item>
        <text:list-item>
          <text:p text:style-name="P26">Support multiple stores and products with future scaling.</text:p>
        </text:list-item>
      </text:list>
      <text:h text:style-name="Heading_20_3" text:outline-level="3">7.4 Usability</text:h>
      <text:list text:style-name="L26">
        <text:list-item>
          <text:p text:style-name="P27">Mobile-friendly responsive UI (React + MUI).</text:p>
        </text:list-item>
        <text:list-item>
          <text:p text:style-name="P27">Simple navigation (Home → Stores → Products → Cart → Checkout).</text:p>
        </text:list-item>
      </text:list>
      <text:p text:style-name="Horizontal_20_Line"/>
      <text:h text:style-name="Heading_20_2" text:outline-level="2">8. MVP Constraints &amp; Assumptions</text:h>
      <text:list text:style-name="L27">
        <text:list-item>
          <text:p text:style-name="P28"><text:span text:style-name="Strong_20_Emphasis">No payment gateway initially</text:span> (use "Cash on Delivery" or dummy payment).</text:p>
        </text:list-item>
        <text:list-item>
          <text:p text:style-name="P28"><text:span text:style-name="Strong_20_Emphasis">No advanced analytics</text:span> (only basic stats).</text:p>
        </text:list-item>
        <text:list-item>
          <text:p text:style-name="P28"><text:span text:style-name="Strong_20_Emphasis">English only</text:span> (multi-language support planned for future).</text:p>
        </text:list-item>
        <text:list-item>
          <text:p text:style-name="P28"><text:span text:style-name="Strong_20_Emphasis">Basic UI/UX with MUI</text:span> (not highly customized at MVP stage).</text:p>
        </text:list-item>
      </text:list>
      <text:p text:style-name="Horizontal_20_Line"/>
      <text:h text:style-name="Heading_20_2" text:outline-level="2">9. Future Enhancements (Post-MVP)</text:h>
      <text:list text:style-name="L28">
        <text:list-item>
          <text:p text:style-name="P29">Online payments (Stripe, PayPal, local gateways).</text:p>
        </text:list-item>
        <text:list-item>
          <text:p text:style-name="P29">Product reviews &amp; ratings.</text:p>
        </text:list-item>
        <text:list-item>
          <text:p text:style-name="P29">Advanced search with ElasticSearch.</text:p>
        </text:list-item>
        <text:list-item>
          <text:p text:style-name="P29">Multi-language support.</text:p>
        </text:list-item>
        <text:list-item>
          <text:p text:style-name="P29">Marketing tools (discounts, vouchers).</text:p>
        </text:list-item>
        <text:list-item>
          <text:p text:style-name="P29">Mobile app (React Native)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8:48:58.139405866</meta:creation-date>
    <dc:date>2025-08-19T18:52:04.524897439</dc:date>
    <meta:editing-duration>PT2M8S</meta:editing-duration>
    <meta:editing-cycles>3</meta:editing-cycles>
    <meta:generator>LibreOffice/24.2.7.2$Linux_X86_64 LibreOffice_project/420$Build-2</meta:generator>
    <meta:document-statistic meta:table-count="6" meta:image-count="0" meta:object-count="0" meta:page-count="7" meta:paragraph-count="255" meta:word-count="1168" meta:character-count="7285" meta:non-whitespace-character-count="6453"/>
  </office:meta>
</office:document-meta>
</file>